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1.6827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1.372in"/>
    </style:style>
    <style:style style:name="co7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ce2"/>
        <table:table-row table:style-name="ro1">
          <table:table-cell/>
          <table:table-cell office:value-type="string" calcext:value-type="string">
            <text:p>пропусков</text:p>
          </table:table-cell>
          <table:table-cell table:style-name="Default" office:value-type="string" calcext:value-type="string">
            <text:p>посещаемость (из 20)</text:p>
          </table:table-cell>
          <table:table-cell office:value-type="string" calcext:value-type="string">
            <text:p>работа в семестре (из 20)</text:p>
          </table:table-cell>
          <table:table-cell office:value-type="string" calcext:value-type="string">
            <text:p>ДЗ на парах (10х)</text:p>
          </table:table-cell>
          <table:table-cell office:value-type="string" calcext:value-type="string">
            <text:p>отчет по дз (из 50)</text:p>
          </table:table-cell>
          <table:table-cell office:value-type="string" calcext:value-type="string">
            <text:p>Дз защита отчета ([0, 1])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Гумеров</text:p>
          </table:table-cell>
          <table:table-cell office:value-type="float" office:value="2" calcext:value-type="float">
            <text:p>2</text:p>
          </table:table-cell>
          <table:table-cell table:formula="of:=20*(13 - [.B2])/13" office:value-type="float" office:value="16.9230769230769" calcext:value-type="float">
            <text:p>16.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 [.C2]+[.D2] + [.E2] + [.F2]*[.G2]" office:value-type="float" office:value="43.9230769230769" calcext:value-type="float">
            <text:p>43.9</text:p>
          </table:table-cell>
        </table:table-row>
        <table:table-row table:style-name="ro1">
          <table:table-cell office:value-type="string" calcext:value-type="string">
            <text:p>Ермошин</text:p>
          </table:table-cell>
          <table:table-cell office:value-type="float" office:value="2" calcext:value-type="float">
            <text:p>2</text:p>
          </table:table-cell>
          <table:table-cell table:formula="of:=20*(13 - [.B3])/13" office:value-type="float" office:value="16.9230769230769" calcext:value-type="float">
            <text:p>16.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C3]+[.D3] + [.E3] + [.F3]*[.G3]" office:value-type="float" office:value="26.9230769230769" calcext:value-type="float">
            <text:p>26.9</text:p>
          </table:table-cell>
        </table:table-row>
        <table:table-row table:style-name="ro1">
          <table:table-cell office:value-type="string" calcext:value-type="string">
            <text:p>Исмагилов</text:p>
          </table:table-cell>
          <table:table-cell office:value-type="float" office:value="2" calcext:value-type="float">
            <text:p>2</text:p>
          </table:table-cell>
          <table:table-cell table:formula="of:=20*(13 - [.B4])/13" office:value-type="float" office:value="16.9230769230769" calcext:value-type="float">
            <text:p>16.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 [.C4]+[.D4] + [.E4] + [.F4]*[.G4]" office:value-type="float" office:value="56.9230769230769" calcext:value-type="float">
            <text:p>56.9</text:p>
          </table:table-cell>
        </table:table-row>
        <table:table-row table:style-name="ro1">
          <table:table-cell office:value-type="string" calcext:value-type="string">
            <text:p>Маханов</text:p>
          </table:table-cell>
          <table:table-cell office:value-type="float" office:value="4" calcext:value-type="float">
            <text:p>4</text:p>
          </table:table-cell>
          <table:table-cell table:formula="of:=20*(13 - [.B5])/13" office:value-type="float" office:value="13.8461538461538" calcext:value-type="float">
            <text:p>13.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 [.C5]+[.D5] + [.E5] + [.F5]*[.G5]" office:value-type="float" office:value="40.8461538461539" calcext:value-type="float">
            <text:p>40.8</text:p>
          </table:table-cell>
        </table:table-row>
        <table:table-row table:style-name="ro1">
          <table:table-cell office:value-type="string" calcext:value-type="string">
            <text:p>Рахматуллина</text:p>
          </table:table-cell>
          <table:table-cell office:value-type="float" office:value="11" calcext:value-type="float">
            <text:p>11</text:p>
          </table:table-cell>
          <table:table-cell table:formula="of:=20*(13 - [.B6])/13" office:value-type="float" office:value="3.07692307692308" calcext:value-type="float">
            <text:p>3.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C6]+[.D6] + [.E6] + [.F6]*[.G6]" office:value-type="float" office:value="3.07692307692308" calcext:value-type="float">
            <text:p>3.1</text:p>
          </table:table-cell>
        </table:table-row>
        <table:table-row table:style-name="ro1">
          <table:table-cell office:value-type="string" calcext:value-type="string">
            <text:p>Романов</text:p>
          </table:table-cell>
          <table:table-cell office:value-type="float" office:value="5" calcext:value-type="float">
            <text:p>5</text:p>
          </table:table-cell>
          <table:table-cell table:formula="of:=20*(13 - [.B7])/13" office:value-type="float" office:value="12.3076923076923" calcext:value-type="float">
            <text:p>12.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C7]+[.D7] + [.E7] + [.F7]*[.G7]" office:value-type="float" office:value="12.3076923076923" calcext:value-type="float">
            <text:p>12.3</text:p>
          </table:table-cell>
        </table:table-row>
        <table:table-row table:style-name="ro1">
          <table:table-cell office:value-type="string" calcext:value-type="string">
            <text:p>Серкина</text:p>
          </table:table-cell>
          <table:table-cell office:value-type="float" office:value="2" calcext:value-type="float">
            <text:p>2</text:p>
          </table:table-cell>
          <table:table-cell table:formula="of:=20*(13 - [.B8])/13" office:value-type="float" office:value="16.9230769230769" calcext:value-type="float">
            <text:p>16.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 [.C8]+[.D8] + [.E8] + [.F8]*[.G8]" office:value-type="float" office:value="41.9230769230769" calcext:value-type="float">
            <text:p>41.9</text:p>
          </table:table-cell>
        </table:table-row>
        <table:table-row table:style-name="ro1">
          <table:table-cell office:value-type="string" calcext:value-type="string">
            <text:p>Хворенков</text:p>
          </table:table-cell>
          <table:table-cell office:value-type="float" office:value="5" calcext:value-type="float">
            <text:p>5</text:p>
          </table:table-cell>
          <table:table-cell table:formula="of:=20*(13 - [.B9])/13" office:value-type="float" office:value="12.3076923076923" calcext:value-type="float">
            <text:p>12.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C9]+[.D9] + [.E9] + [.F9]*[.G9]" office:value-type="float" office:value="15.3076923076923" calcext:value-type="float">
            <text:p>15.3</text:p>
          </table:table-cell>
        </table:table-row>
        <table:table-row table:style-name="ro1">
          <table:table-cell office:value-type="string" calcext:value-type="string">
            <text:p>Ширманова</text:p>
          </table:table-cell>
          <table:table-cell office:value-type="float" office:value="3" calcext:value-type="float">
            <text:p>3</text:p>
          </table:table-cell>
          <table:table-cell table:formula="of:=20*(13 - [.B10])/13" office:value-type="float" office:value="15.3846153846154" calcext:value-type="float">
            <text:p>15.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C10]+[.D10] + [.E10] + [.F10]*[.G10]" office:value-type="float" office:value="20.3846153846154" calcext:value-type="float">
            <text:p>20.4</text:p>
          </table:table-cell>
        </table:table-row>
        <calcext:conditional-formats>
          <calcext:conditional-format calcext:target-range-address="Sheet1.H2:Sheet1.H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FandolFang R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08:47:17.290536631</meta:creation-date>
    <dc:date>2024-05-20T13:21:56.135025286</dc:date>
    <meta:editing-duration>PT4H15M16S</meta:editing-duration>
    <meta:editing-cycles>4</meta:editing-cycles>
    <meta:generator>LibreOffice/7.4.3.2$Linux_X86_64 LibreOffice_project/40$Build-2</meta:generator>
    <meta:document-statistic meta:table-count="1" meta:cell-count="79" meta:object-count="0"/>
  </office:meta>
</office:document-meta>
</file>